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Meno: Michal Korbela</text:p>
      <text:p text:style-name="Preformatted_20_Text">trieda: sexta</text:p>
      <text:p text:style-name="Preformatted_20_Text">škola: Gymnázium J.J. Bánovce</text:p>
      <text:p text:style-name="Preformatted_20_Text">úloha č.1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Vieme, že čísla nemôžme skôr vypísať, ako nebudeme mať zistený aritmetický priemer. Takže najskôr si ho musíme zistiť. To sa dá urobiť v lineárnej časovej a v konštantnej pamäťovej zložitosti. Ale problém je v tom, že ako potom čísla vypíšeme. Takže pri načítavaní sa nám pamäťová zložitosť rozšíri na lineárnu, a časová nám zostane lineárna. A keďže už máme zistený aritmetický priemer, tak už uložené čísla vypíšeme - tie ktoré sú väčšie.</text:p>
      <text:p text:style-name="Preformatted_20_Text"/>
      <text:p text:style-name="Preformatted_20_Text"/>
      <text:p text:style-name="Preformatted_20_Text"/>
      <text:p text:style-name="Preformatted_20_Text">#include &lt;iostream&gt;</text:p>
      <text:p text:style-name="Preformatted_20_Text">#include &lt;string&gt;</text:p>
      <text:p text:style-name="Preformatted_20_Text">#include &lt;stdlib.h&gt;</text:p>
      <text:p text:style-name="Preformatted_20_Text">#include &lt;sstream&gt;</text:p>
      <text:p text:style-name="Preformatted_20_Text">#include &lt;math.h&gt;</text:p>
      <text:p text:style-name="Preformatted_20_Text">#include &lt;stdio.h&gt;</text:p>
      <text:p text:style-name="Preformatted_20_Text">using namespace std;</text:p>
      <text:p text:style-name="Preformatted_20_Text"/>
      <text:p text:style-name="Preformatted_20_Text"/>
      <text:p text:style-name="Preformatted_20_Text">int main(){</text:p>
      <text:p text:style-name="Preformatted_20_Text"><text:s text:c="4"/>long n;</text:p>
      <text:p text:style-name="Preformatted_20_Text"><text:s text:c="4"/>long long sum=0;</text:p>
      <text:p text:style-name="Preformatted_20_Text"><text:s text:c="4"/>cin&gt;&gt;n;<text:tab/><text:tab/><text:tab/><text:tab/><text:tab/><text:tab/><text:tab/>načítame počet</text:p>
      <text:p text:style-name="Preformatted_20_Text"><text:s text:c="4"/>long * pole= new long[n];<text:tab/><text:tab/><text:tab/><text:tab/><text:tab/>vytvoríme potrebne veľké pole<text:tab/><text:tab/><text:tab/><text:tab/></text:p>
      <text:p text:style-name="Preformatted_20_Text"><text:s text:c="4"/>for(long i=1;i&lt;=n;i++){<text:tab/><text:tab/><text:tab/><text:tab/><text:tab/></text:p>
      <text:p text:style-name="Preformatted_20_Text"><text:s text:c="4"/>cin&gt;&gt;pole[i];<text:tab/><text:tab/><text:tab/><text:tab/><text:tab/><text:tab/>načítame do poľa</text:p>
      <text:p text:style-name="Preformatted_20_Text"><text:s text:c="4"/>sum+=pole[i];<text:tab/><text:tab/><text:tab/><text:tab/><text:tab/><text:tab/>pripočítame hodnotu čísla - potrebné na zistenie aritmetického priemeru</text:p>
      <text:p text:style-name="Preformatted_20_Text">}</text:p>
      <text:p text:style-name="Preformatted_20_Text">long priemer=sum/n;<text:tab/><text:tab/><text:tab/><text:tab/><text:tab/><text:tab/>vypočítame priemer</text:p>
      <text:p text:style-name="Preformatted_20_Text">long pocet=0;</text:p>
      <text:p text:style-name="Preformatted_20_Text">for(long i=1; i&lt;=n;i++)</text:p>
      <text:p text:style-name="Preformatted_20_Text">if(pole[i]&gt;priemer) pocet++;</text:p>
      <text:p text:style-name="Preformatted_20_Text">cout&lt;&lt;pocet&lt;&lt;endl;<text:tab/><text:tab/><text:tab/><text:tab/><text:tab/><text:tab/>vypíšeme väčšie čísla ako priemer</text:p>
      <text:p text:style-name="Preformatted_20_Text"/>
      <text:p text:style-name="Preformatted_20_Text">}</text:p>
      <text:p text:style-name="Preformatted_20_Text"/>
      <text:p text:style-name="Preformatted_20_Text"/>
      <text:p text:style-name="Preformatted_20_Text">takže časová zložitosť je o(N) a pamäťová tiež O(N), kde n je počet prvkov - čísel na vstup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0-20T19:12:34</dc:date>
    <dc:creator>kabell </dc:creator>
    <meta:generator>LibreOffice/3.4$Unix LibreOffice_project/340m1$Build-302</meta:generator>
    <meta:document-statistic meta:table-count="0" meta:image-count="0" meta:object-count="0" meta:page-count="1" meta:paragraph-count="28" meta:word-count="170" meta:character-count="1203" meta:non-whitespace-character-count="994"/>
  </office:meta>
</office:document-meta>
</file>